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 table:number-columns-spanned="3" table:number-rows-spanned="1">
            <text:p>Laporan Detail Data [detail.format_hari]</text:p>
          </table:table-cell>
          <table:covered-table-cell/>
          <table:covered-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Anggota Per Perpanjangan [detail.periode2]</text:p>
          </table:table-cell>
          <table:covered-table-cell/>
          <table:covered-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Berdasarkan [detail.Berdasarkan]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Jumlah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23:39:28.2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5T23:40:03.315000000</dc:date>
    <meta:editing-duration>PT2H12M41S</meta:editing-duration>
    <meta:editing-cycles>19</meta:editing-cycles>
    <meta:document-statistic meta:table-count="1" meta:cell-count="11" meta:object-count="0"/>
  </office:meta>
</office:document-meta>
</file>